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adc5e7" draw:textarea-horizontal-align="justify" draw:textarea-vertical-align="middle" draw:auto-grow-height="false" fo:min-height="1.198cm" fo:min-width="4.916cm"/>
    </style:style>
    <style:style style:name="gr2" style:family="graphic" style:parent-style-name="standard">
      <style:graphic-properties draw:fill="solid" draw:fill-color="#ffe5ca" draw:textarea-horizontal-align="justify" draw:textarea-vertical-align="middle" draw:auto-grow-height="false" fo:min-height="1.01cm" fo:min-width="3.404cm"/>
    </style:style>
    <style:style style:name="gr3" style:family="graphic" style:parent-style-name="standard">
      <style:graphic-properties draw:fill="solid" draw:fill-color="#adc5e7" draw:textarea-horizontal-align="justify" draw:textarea-vertical-align="middle" draw:auto-grow-height="false" fo:min-height="0.821cm" fo:min-width="4.222cm"/>
    </style:style>
    <style:style style:name="gr4" style:family="graphic" style:parent-style-name="standard">
      <style:graphic-properties draw:fill-color="#ffe5ca" draw:textarea-horizontal-align="justify" draw:textarea-vertical-align="middle" draw:auto-grow-height="false" fo:min-height="1.45cm" fo:min-width="3.8cm"/>
    </style:style>
    <style:style style:name="gr5" style:family="graphic" style:parent-style-name="standard">
      <style:graphic-properties draw:fill-color="#ffe5ca" draw:textarea-horizontal-align="justify" draw:textarea-vertical-align="middle" draw:auto-grow-height="false" fo:min-height="1.4cm" fo:min-width="1.6cm"/>
    </style:style>
    <style:style style:name="gr6" style:family="graphic" style:parent-style-name="standard">
      <style:graphic-properties draw:fill="solid" draw:fill-color="#adc5e7" draw:textarea-horizontal-align="justify" draw:textarea-vertical-align="middle" draw:auto-grow-height="false" fo:min-height="1.01cm" fo:min-width="3.656cm"/>
    </style:style>
    <style:style style:name="gr7" style:family="graphic" style:parent-style-name="standard">
      <style:graphic-properties draw:fill-color="#f37b70" draw:textarea-horizontal-align="justify" draw:textarea-vertical-align="middle" draw:auto-grow-height="false" fo:min-height="1.802cm" fo:min-width="3.672cm"/>
    </style:style>
    <style:style style:name="gr8" style:family="graphic" style:parent-style-name="standard">
      <style:graphic-properties draw:fill-color="#f37b70" draw:textarea-horizontal-align="justify" draw:textarea-vertical-align="middle" draw:auto-grow-height="false" fo:min-height="2.154cm" fo:min-width="3.814cm"/>
    </style:style>
    <style:style style:name="gr9" style:family="graphic" style:parent-style-name="standard">
      <style:graphic-properties draw:fill-color="#ffe5ca" draw:textarea-horizontal-align="justify" draw:textarea-vertical-align="middle" draw:auto-grow-height="false" fo:min-height="1.95cm" fo:min-width="5.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712cm"/>
    </style:style>
    <style:style style:name="gr12" style:family="graphic" style:parent-style-name="standard">
      <style:graphic-properties draw:stroke="none" draw:fill="none" fo:min-height="7.04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adc5e7"/>
      <style:paragraph-properties fo:text-align="center"/>
    </style:style>
    <style:style style:name="P3" style:family="paragraph">
      <loext:graphic-properties draw:fill="solid" draw:fill-color="#ffe5ca"/>
      <style:paragraph-properties fo:text-align="center"/>
    </style:style>
    <style:style style:name="P4" style:family="paragraph">
      <loext:graphic-properties draw:fill-color="#ffe5ca"/>
      <style:paragraph-properties fo:text-align="center"/>
    </style:style>
    <style:style style:name="P5" style:family="paragraph">
      <loext:graphic-properties draw:fill-color="#f37b7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Tahoma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2" draw:id="id2" draw:layer="layout" svg:width="8.6cm" svg:height="2.3cm" svg:x="3.5cm" svg:y="5.7cm">
          <text:p text:style-name="P1">Podaj liczbę </text:p>
          <text:p text:style-name="P1">całkowitą (n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3" xml:id="id3" draw:id="id3" draw:layer="layout" svg:width="6.2cm" svg:height="2cm" svg:x="10.6cm" svg:y="7.8cm">
          <text:p text:style-name="P1">iloczyn = 1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4" draw:id="id4" draw:layer="layout" svg:width="7.5cm" svg:height="1.7cm" svg:x="1.8cm" svg:y="13.1cm">
          <text:p text:style-name="P1">Podaj liczbę (a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4" xml:id="id5" draw:id="id5" draw:layer="layout" svg:width="4.3cm" svg:height="1.7cm" svg:x="3.4cm" svg:y="17.9cm">
          <text:p text:style-name="P1">Iloczyn *= a</text:p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4.2cm" svg:height="3.3cm" svg:x="10cm" svg:y="19.4cm">
          <text:p text:style-name="P1"><text:s/>i =n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xml:id="id7" draw:id="id7" draw:layer="layout" svg:width="6.6cm" svg:height="2cm" draw:transform="skewX (-0.0293215314335047) translate (2cm 24cm)">
          <text:p text:style-name="P1">Wynik (iloczyn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5" xml:id="id8" draw:id="id8" draw:layer="layout" svg:width="5.9cm" svg:height="2.9cm" svg:x="13.8cm" svg:y="25.5cm">
          <text:p text:style-name="P1"><text:span text:style-name="T1">KONI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1" draw:id="id1" draw:layer="layout" svg:width="6.1cm" svg:height="3.4cm" svg:x="12.5cm" svg:y="2.2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xml:id="id9" draw:id="id9" draw:layer="layout" svg:width="6.3cm" svg:height="2.2cm" svg:x="13.4cm" svg:y="13.7cm">
          <text:p text:style-name="P1">Iloczyn = i + 1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svg:x1="15.55cm" svg:y1="5.6cm" svg:x2="7.8cm" svg:y2="5.7cm" draw:start-shape="id1" draw:start-glue-point="8" draw:end-shape="id2" draw:end-glue-point="5" svg:d="M15550 5600v502h3552v-4403h-11302v4001" svg:viewBox="0 0 11303 4404">
          <text:p/>
        </draw:connector>
        <draw:connector draw:style-name="gr10" draw:text-style-name="P6" draw:layer="layout" svg:x1="6.725cm" svg:y1="8cm" svg:x2="13.7cm" svg:y2="7.8cm" draw:start-shape="id2" draw:start-glue-point="7" draw:end-shape="id3" draw:end-glue-point="5" svg:d="M6725 8000v2302h10577v-3003h-3602v501" svg:viewBox="0 0 10578 3004">
          <text:p/>
        </draw:connector>
        <draw:connector draw:style-name="gr10" draw:text-style-name="P6" draw:layer="layout" svg:x1="12.925cm" svg:y1="9.8cm" svg:x2="5.55cm" svg:y2="13.1cm" draw:start-shape="id3" draw:start-glue-point="7" draw:end-shape="id4" draw:end-glue-point="5" svg:d="M12925 9800v1651h-7375v1649" svg:viewBox="0 0 7376 3301">
          <text:p/>
        </draw:connector>
        <draw:connector draw:style-name="gr10" draw:text-style-name="P6" draw:layer="layout" svg:x1="5.55cm" svg:y1="14.8cm" svg:x2="5.55cm" svg:y2="17.9cm" draw:start-shape="id4" draw:start-glue-point="8" draw:end-shape="id5" draw:end-glue-point="0" svg:d="M5550 14800v3100" svg:viewBox="0 0 1 3101">
          <text:p/>
        </draw:connector>
        <draw:connector draw:style-name="gr10" draw:text-style-name="P6" draw:layer="layout" svg:x1="5.55cm" svg:y1="19.6cm" svg:x2="12.1cm" svg:y2="19.4cm" draw:start-shape="id5" draw:start-glue-point="2" draw:end-shape="id6" draw:end-glue-point="4" svg:d="M5550 19600v501h3300v-1202h3250v501" svg:viewBox="0 0 6551 1203">
          <text:p/>
        </draw:connector>
        <draw:connector draw:style-name="gr10" draw:text-style-name="P6" draw:layer="layout" svg:x1="12.1cm" svg:y1="22.7cm" svg:x2="5.3cm" svg:y2="24cm" draw:start-shape="id6" draw:start-glue-point="6" draw:end-shape="id7" draw:end-glue-point="5" svg:d="M12100 22700v651h-6800v649" svg:viewBox="0 0 6801 1301">
          <text:p/>
        </draw:connector>
        <draw:connector draw:style-name="gr10" draw:text-style-name="P6" draw:layer="layout" svg:x1="5.358cm" svg:y1="26cm" svg:x2="13.8cm" svg:y2="26.95cm" draw:start-shape="id7" draw:start-glue-point="8" draw:end-shape="id8" svg:d="M5358 26000v950h8442" svg:viewBox="0 0 8443 951">
          <text:p/>
        </draw:connector>
        <draw:connector draw:style-name="gr10" draw:text-style-name="P6" draw:layer="layout" svg:x1="14.2cm" svg:y1="21.05cm" svg:x2="16.55cm" svg:y2="15.9cm" draw:start-shape="id6" draw:start-glue-point="7" draw:end-shape="id9" draw:end-glue-point="2" svg:d="M14200 21050h2350v-5150" svg:viewBox="0 0 2351 5151">
          <text:p/>
        </draw:connector>
        <draw:frame draw:style-name="gr11" draw:text-style-name="P7" draw:layer="layout" svg:width="1.9cm" svg:height="0.962cm" svg:x="8.3cm" svg:y="22.238cm">
          <draw:text-box>
            <text:p>TAK</text:p>
          </draw:text-box>
        </draw:frame>
        <draw:frame draw:style-name="gr11" draw:text-style-name="P7" draw:layer="layout" svg:width="2.5cm" svg:height="0.962cm" svg:x="14.6cm" svg:y="20.1cm">
          <draw:text-box>
            <text:p>NIE</text:p>
          </draw:text-box>
        </draw:frame>
        <draw:connector draw:style-name="gr10" draw:text-style-name="P6" xml:id="id10" draw:id="id10" draw:layer="layout" svg:x1="16.55cm" svg:y1="13.7cm" svg:x2="16.55cm" svg:y2="13.7cm" draw:start-shape="id9" draw:start-glue-point="0" draw:end-shape="id9" draw:end-glue-point="0" svg:d="M16550 13700z" svg:viewBox="0 0 1 1">
          <text:p/>
        </draw:connector>
        <draw:connector draw:style-name="gr10" draw:text-style-name="P6" draw:layer="layout" svg:x1="16.55cm" svg:y1="13.7cm" svg:x2="13.023cm" svg:y2="11.098cm" draw:start-shape="id10" draw:start-glue-point="0" svg:d="M16550 13700h-2014v-2602h-1513" svg:viewBox="0 0 3528 2603">
          <text:p/>
        </draw:connector>
        <draw:frame draw:style-name="gr12" draw:text-style-name="P8" draw:layer="layout" svg:width="6.176cm" svg:height="7.292cm" svg:x="1.3cm" svg:y="1.3cm">
          <draw:text-box>
            <text:p><text:span text:style-name="T2">Program wyświetla iloczyn kolejnych liczb podanych przez użytkownika.</text:span></text:p>
            <text:p><text:span text:style-name="T2">Zaczyna od całkowitej a kończąc na <text:s/>liczbie podanej przez użytkownik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10:03:27.072987013</meta:creation-date>
    <dc:date>2018-11-28T11:30:56.402271571</dc:date>
    <meta:editing-duration>PT17M17S</meta:editing-duration>
    <meta:editing-cycles>4</meta:editing-cycles>
    <meta:generator>LibreOffice/6.0.6.2$Linux_X86_64 LibreOffice_project/00m0$Build-2</meta:generator>
    <meta:document-statistic meta:object-count="22"/>
  </office:meta>
</office:document-meta>
</file>